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table:table-column table:style-name="co1" table:number-columns-repeated="10" table:default-cell-style-name="ce1"/>
        <table:table-row table:style-name="ro1">
          <table:table-cell office:value-type="string" table:number-columns-spanned="2" table:number-rows-spanned="1">
            <text:p>12-EDO</text:p>
          </table:table-cell>
          <table:covered-table-cell/>
          <table:table-cell office:value-type="string" table:number-columns-spanned="2" table:number-rows-spanned="1">
            <text:p>19-EDO</text:p>
          </table:table-cell>
          <table:covered-table-cell/>
          <table:table-cell office:value-type="string" table:number-columns-spanned="2" table:number-rows-spanned="1">
            <text:p>31-EDO</text:p>
          </table:table-cell>
          <table:covered-table-cell/>
          <table:table-cell office:value-type="string">
            <text:p>Note spelling</text:p>
            <text:p>(from C)</text:p>
          </table:table-cell>
          <table:table-cell office:value-type="string">
            <text:p>Roman</text:p>
            <text:p>No.</text:p>
          </table:table-cell>
          <table:table-cell office:value-type="string">
            <text:p>Name</text:p>
          </table:table-cell>
          <table:table-cell office:value-type="string">
            <text:p>Just intonation</text:p>
            <text:p>ratios</text:p>
          </table:table-cell>
        </table:table-row>
        <table:table-row table:style-name="ro2">
          <table:table-cell office:value-type="string">
            <text:p>Steps</text:p>
          </table:table-cell>
          <table:table-cell office:value-type="string">
            <text:p>Cents</text:p>
          </table:table-cell>
          <table:table-cell office:value-type="string">
            <text:p>Steps</text:p>
          </table:table-cell>
          <table:table-cell office:value-type="string">
            <text:p>Cents</text:p>
          </table:table-cell>
          <table:table-cell office:value-type="string">
            <text:p>Steps</text:p>
          </table:table-cell>
          <table:table-cell office:value-type="string">
            <text:p>Cents</text:p>
          </table:table-cell>
          <table:table-cell table:number-columns-repeated="4"/>
        </table:table-row>
        <table:table-row table:style-name="ro2">
          <table:table-cell table:number-columns-repeated="6"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Unison</text:p>
          </table:table-cell>
          <table:table-cell office:value-type="string">
            <text:p>1:1, 81:80, 126:125</text:p>
          </table:table-cell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office:value-type="float" office:value="38.71">
            <text:p>38.71</text:p>
          </table:table-cell>
          <table:table-cell office:value-type="string">
            <text:p>D </text:p>
            <draw:frame table:end-cell-address="Sheet1.G4" table:end-x="0.0831in" table:end-y="0.1248in" draw:z-index="0" draw:name="http://upload.wikimedia.org/wikipedia/commons/thumb/2/23/Doubleflat.svg/8px-Doubleflat.svg.png" draw:style-name="gr1" draw:text-style-name="P1" svg:width="0.0831in" svg:height="0.1248in" svg:x="0in" svg:y="0in">
              <draw:image xlink:href="http://upload.wikimedia.org/wikipedia/commons/thumb/2/23/Doubleflat.svg/8px-Doubleflat.svg.png" xlink:type="simple" xlink:show="embed" xlink:actuate="onLoad">
                <text:p/>
              </draw:image>
            </draw:frame>
          </table:table-cell>
          <table:table-cell office:value-type="string">
            <text:p><text:s/>II</text:p>
            <draw:frame table:end-cell-address="Sheet1.H4" table:end-x="0.0831in" table:end-y="0.1248in" draw:z-index="1" draw:name="http://upload.wikimedia.org/wikipedia/commons/thumb/2/23/Doubleflat.svg/8px-Doubleflat.svg.png" draw:style-name="gr1" draw:text-style-name="P1" svg:width="0.0831in" svg:height="0.1248in" svg:x="0in" svg:y="0in">
              <draw:image xlink:href="http://upload.wikimedia.org/wikipedia/commons/thumb/2/23/Doubleflat.svg/8px-Doubleflat.svg.png" xlink:type="simple" xlink:show="embed" xlink:actuate="onLoad">
                <text:p/>
              </draw:image>
            </draw:frame>
          </table:table-cell>
          <table:table-cell office:value-type="string">
            <text:p>Diminished second or Diesis</text:p>
          </table:table-cell>
          <table:table-cell office:value-type="string">
            <text:p>128:125, 36:3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3.16">
            <text:p>63.16</text:p>
          </table:table-cell>
          <table:table-cell office:value-type="float" office:value="2">
            <text:p>2</text:p>
          </table:table-cell>
          <table:table-cell office:value-type="float" office:value="77.42">
            <text:p>77.42</text:p>
          </table:table-cell>
          <table:table-cell office:value-type="string">
            <text:p>C♯</text:p>
          </table:table-cell>
          <table:table-cell office:value-type="string">
            <text:p>♯I</text:p>
          </table:table-cell>
          <table:table-cell office:value-type="string">
            <text:p>Augmented unison or Chromatic semitone</text:p>
          </table:table-cell>
          <table:table-cell office:value-type="string">
            <text:p>21:20, 25:24, 28:27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26.32">
            <text:p>126.32</text:p>
          </table:table-cell>
          <table:table-cell office:value-type="float" office:value="3">
            <text:p>3</text:p>
          </table:table-cell>
          <table:table-cell office:value-type="float" office:value="116.13">
            <text:p>116.13</text:p>
          </table:table-cell>
          <table:table-cell office:value-type="string">
            <text:p>D♭</text:p>
          </table:table-cell>
          <table:table-cell office:value-type="string">
            <text:p>♭II</text:p>
          </table:table-cell>
          <table:table-cell office:value-type="string">
            <text:p>Minor second or Diatonic semitone</text:p>
          </table:table-cell>
          <table:table-cell office:value-type="string">
            <text:p>15:14, 16:15</text:p>
          </table:table-cell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float" office:value="154.84">
            <text:p>154.8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89.47">
            <text:p>189.47</text:p>
          </table:table-cell>
          <table:table-cell office:value-type="float" office:value="5">
            <text:p>5</text:p>
          </table:table-cell>
          <table:table-cell office:value-type="float" office:value="193.55">
            <text:p>193.55</text:p>
          </table:table-cell>
          <table:table-cell office:value-type="string">
            <text:p>D</text:p>
            <draw:frame table:end-cell-address="Sheet1.G9" table:end-x="0.0831in" table:end-y="0.1173in" draw:z-index="2" draw:name="http://upload.wikimedia.org/wikipedia/commons/thumb/2/23/Doubleflat.svg/8px-Doubleflat.svg.png" draw:style-name="gr1" draw:text-style-name="P1" svg:width="0.0831in" svg:height="0.1248in" svg:x="0in" svg:y="0.1701in">
              <draw:image xlink:href="http://upload.wikimedia.org/wikipedia/commons/thumb/2/23/Doubleflat.svg/8px-Doubleflat.svg.png" xlink:type="simple" xlink:show="embed" xlink:actuate="onLoad">
                <text:p/>
              </draw:image>
            </draw:frame>
          </table:table-cell>
          <table:table-cell office:value-type="string">
            <text:p>II</text:p>
            <draw:frame table:end-cell-address="Sheet1.H9" table:end-x="0.0831in" table:end-y="0.1173in" draw:z-index="3" draw:name="http://upload.wikimedia.org/wikipedia/commons/thumb/2/23/Doubleflat.svg/8px-Doubleflat.svg.png" draw:style-name="gr1" draw:text-style-name="P1" svg:width="0.0831in" svg:height="0.1248in" svg:x="0in" svg:y="0.1701in">
              <draw:image xlink:href="http://upload.wikimedia.org/wikipedia/commons/thumb/2/23/Doubleflat.svg/8px-Doubleflat.svg.png" xlink:type="simple" xlink:show="embed" xlink:actuate="onLoad">
                <text:p/>
              </draw:image>
            </draw:frame>
          </table:table-cell>
          <table:table-cell office:value-type="string">
            <text:p>Major second or tone</text:p>
          </table:table-cell>
          <table:table-cell office:value-type="string">
            <text:p>9:8, 10:9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252.63">
            <text:p>252.63</text:p>
          </table:table-cell>
          <table:table-cell office:value-type="float" office:value="6">
            <text:p>6</text:p>
          </table:table-cell>
          <table:table-cell office:value-type="float" office:value="232.26">
            <text:p>232.26</text:p>
          </table:table-cell>
          <table:table-cell office:value-type="string">
            <text:p>E </text:p>
          </table:table-cell>
          <table:table-cell office:value-type="string">
            <text:p><text:s/>III</text:p>
          </table:table-cell>
          <table:table-cell office:value-type="string">
            <text:p>Diminished third</text:p>
          </table:table-cell>
          <table:table-cell office:value-type="float" office:value="0.338194444444444">
            <text:p>0.3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70.97">
            <text:p>270.97</text:p>
          </table:table-cell>
          <table:table-cell office:value-type="string">
            <text:p>D♯</text:p>
          </table:table-cell>
          <table:table-cell office:value-type="string">
            <text:p>♯II</text:p>
          </table:table-cell>
          <table:table-cell office:value-type="string">
            <text:p>Augmented second</text:p>
          </table:table-cell>
          <table:table-cell office:value-type="float" office:value="0.295833333333333">
            <text:p>0.3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15.79">
            <text:p>315.79</text:p>
          </table:table-cell>
          <table:table-cell office:value-type="float" office:value="8">
            <text:p>8</text:p>
          </table:table-cell>
          <table:table-cell office:value-type="float" office:value="309.68">
            <text:p>309.68</text:p>
          </table:table-cell>
          <table:table-cell office:value-type="string">
            <text:p>E♭</text:p>
          </table:table-cell>
          <table:table-cell office:value-type="string">
            <text:p>♭III</text:p>
          </table:table-cell>
          <table:table-cell office:value-type="string">
            <text:p>Minor third</text:p>
          </table:table-cell>
          <table:table-cell office:value-type="string">
            <text:p>6:5, 25:21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 office:value-type="float" office:value="348.39">
            <text:p>348.3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378.95">
            <text:p>378.95</text:p>
          </table:table-cell>
          <table:table-cell office:value-type="float" office:value="10">
            <text:p>10</text:p>
          </table:table-cell>
          <table:table-cell office:value-type="float" office:value="387.1">
            <text:p>387.1</text:p>
          </table:table-cell>
          <table:table-cell office:value-type="string">
            <text:p>E</text:p>
          </table:table-cell>
          <table:table-cell office:value-type="string">
            <text:p>III</text:p>
          </table:table-cell>
          <table:table-cell office:value-type="string">
            <text:p>Major third</text:p>
          </table:table-cell>
          <table:table-cell office:value-type="float" office:value="0.211111111111111">
            <text:p>0.21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442.11">
            <text:p>442.11</text:p>
          </table:table-cell>
          <table:table-cell office:value-type="float" office:value="11">
            <text:p>11</text:p>
          </table:table-cell>
          <table:table-cell office:value-type="float" office:value="425.81">
            <text:p>425.81</text:p>
          </table:table-cell>
          <table:table-cell office:value-type="string">
            <text:p>F♭</text:p>
          </table:table-cell>
          <table:table-cell office:value-type="string">
            <text:p>♭IV</text:p>
          </table:table-cell>
          <table:table-cell office:value-type="string">
            <text:p>Diminished fourth</text:p>
          </table:table-cell>
          <table:table-cell office:value-type="string">
            <text:p>9:7, 32: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64.52">
            <text:p>464.52</text:p>
          </table:table-cell>
          <table:table-cell office:value-type="string">
            <text:p>E♯</text:p>
          </table:table-cell>
          <table:table-cell office:value-type="string">
            <text:p>♯III</text:p>
          </table:table-cell>
          <table:table-cell office:value-type="string">
            <text:p>Augmented third</text:p>
          </table:table-cell>
          <table:table-cell office:value-type="float" office:value="0.886111111111111">
            <text:p>0.89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505.26">
            <text:p>505.26</text:p>
          </table:table-cell>
          <table:table-cell office:value-type="float" office:value="13">
            <text:p>13</text:p>
          </table:table-cell>
          <table:table-cell office:value-type="float" office:value="503.23">
            <text:p>503.23</text:p>
          </table:table-cell>
          <table:table-cell office:value-type="string">
            <text:p>F</text:p>
          </table:table-cell>
          <table:table-cell office:value-type="string">
            <text:p>IV</text:p>
          </table:table-cell>
          <table:table-cell office:value-type="string">
            <text:p>Perfect fourth</text:p>
          </table:table-cell>
          <table:table-cell office:value-type="float" office:value="0.16875">
            <text:p>0.17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 office:value-type="float" office:value="541.94">
            <text:p>541.94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568.42">
            <text:p>568.42</text:p>
          </table:table-cell>
          <table:table-cell office:value-type="float" office:value="15">
            <text:p>15</text:p>
          </table:table-cell>
          <table:table-cell office:value-type="float" office:value="580.65">
            <text:p>580.65</text:p>
          </table:table-cell>
          <table:table-cell office:value-type="string">
            <text:p>F♯</text:p>
          </table:table-cell>
          <table:table-cell office:value-type="string">
            <text:p>♯IV</text:p>
          </table:table-cell>
          <table:table-cell office:value-type="string">
            <text:p>Augmented fourth or tritone</text:p>
          </table:table-cell>
          <table:table-cell office:value-type="string">
            <text:p>7:5, 25:18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631.58">
            <text:p>631.58</text:p>
          </table:table-cell>
          <table:table-cell office:value-type="float" office:value="16">
            <text:p>16</text:p>
          </table:table-cell>
          <table:table-cell office:value-type="float" office:value="619.35">
            <text:p>619.35</text:p>
          </table:table-cell>
          <table:table-cell office:value-type="string">
            <text:p>G♭</text:p>
          </table:table-cell>
          <table:table-cell office:value-type="string">
            <text:p>♭V</text:p>
          </table:table-cell>
          <table:table-cell office:value-type="string">
            <text:p>Diminished fifth</text:p>
          </table:table-cell>
          <table:table-cell office:value-type="string">
            <text:p>10:7, 36:25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 office:value-type="float" office:value="658.06">
            <text:p>658.0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1">
            <text:p>11</text:p>
          </table:table-cell>
          <table:table-cell office:value-type="float" office:value="694.74">
            <text:p>694.74</text:p>
          </table:table-cell>
          <table:table-cell office:value-type="float" office:value="18">
            <text:p>18</text:p>
          </table:table-cell>
          <table:table-cell office:value-type="float" office:value="696.77">
            <text:p>696.77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Perfect fifth</text:p>
          </table:table-cell>
          <table:table-cell office:value-type="float" office:value="0.126388888888889">
            <text:p>0.13</text:p>
          </table:table-cell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office:value-type="float" office:value="757.89">
            <text:p>757.89</text:p>
          </table:table-cell>
          <table:table-cell office:value-type="float" office:value="19">
            <text:p>19</text:p>
          </table:table-cell>
          <table:table-cell office:value-type="float" office:value="735.48">
            <text:p>735.48</text:p>
          </table:table-cell>
          <table:table-cell office:value-type="string">
            <text:p>A </text:p>
            <draw:frame table:end-cell-address="Sheet1.G23" table:end-x="0.0831in" table:end-y="0.0917in" draw:z-index="4" draw:name="http://upload.wikimedia.org/wikipedia/commons/thumb/2/23/Doubleflat.svg/8px-Doubleflat.svg.png" draw:style-name="gr1" draw:text-style-name="P1" svg:width="0.0831in" svg:height="0.1248in" svg:x="0in" svg:y="0.1445in">
              <draw:image xlink:href="http://upload.wikimedia.org/wikipedia/commons/thumb/2/23/Doubleflat.svg/8px-Doubleflat.svg.png" xlink:type="simple" xlink:show="embed" xlink:actuate="onLoad">
                <text:p/>
              </draw:image>
            </draw:frame>
          </table:table-cell>
          <table:table-cell office:value-type="string">
            <text:p><text:s/>VI</text:p>
            <draw:frame table:end-cell-address="Sheet1.H23" table:end-x="0.0831in" table:end-y="0.0917in" draw:z-index="5" draw:name="http://upload.wikimedia.org/wikipedia/commons/thumb/2/23/Doubleflat.svg/8px-Doubleflat.svg.png" draw:style-name="gr1" draw:text-style-name="P1" svg:width="0.0831in" svg:height="0.1248in" svg:x="0in" svg:y="0.1445in">
              <draw:image xlink:href="http://upload.wikimedia.org/wikipedia/commons/thumb/2/23/Doubleflat.svg/8px-Doubleflat.svg.png" xlink:type="simple" xlink:show="embed" xlink:actuate="onLoad">
                <text:p/>
              </draw:image>
            </draw:frame>
          </table:table-cell>
          <table:table-cell office:value-type="string">
            <text:p>Diminished sixth or Wolf fifth</text:p>
          </table:table-cell>
          <table:table-cell office:value-type="string">
            <text:p>32:21, 49: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774.19">
            <text:p>774.19</text:p>
          </table:table-cell>
          <table:table-cell office:value-type="string">
            <text:p>G♯</text:p>
          </table:table-cell>
          <table:table-cell office:value-type="string">
            <text:p>♯V</text:p>
          </table:table-cell>
          <table:table-cell office:value-type="string">
            <text:p>Augmented fifth</text:p>
          </table:table-cell>
          <table:table-cell office:value-type="string">
            <text:p>14:9, 25:16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office:value-type="float" office:value="821.05">
            <text:p>821.05</text:p>
          </table:table-cell>
          <table:table-cell office:value-type="float" office:value="21">
            <text:p>21</text:p>
          </table:table-cell>
          <table:table-cell office:value-type="float" office:value="812.9">
            <text:p>812.9</text:p>
          </table:table-cell>
          <table:table-cell office:value-type="string">
            <text:p>A♭</text:p>
          </table:table-cell>
          <table:table-cell office:value-type="string">
            <text:p>♭VI</text:p>
          </table:table-cell>
          <table:table-cell office:value-type="string">
            <text:p>Minor sixth</text:p>
          </table:table-cell>
          <table:table-cell office:value-type="float" office:value="0.336805555555556">
            <text:p>0.34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office:value-type="float" office:value="851.61">
            <text:p>851.6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14">
            <text:p>14</text:p>
          </table:table-cell>
          <table:table-cell office:value-type="float" office:value="884.21">
            <text:p>884.21</text:p>
          </table:table-cell>
          <table:table-cell office:value-type="float" office:value="23">
            <text:p>23</text:p>
          </table:table-cell>
          <table:table-cell office:value-type="float" office:value="890.32">
            <text:p>890.32</text:p>
          </table:table-cell>
          <table:table-cell office:value-type="string">
            <text:p>A</text:p>
          </table:table-cell>
          <table:table-cell office:value-type="string">
            <text:p>VI</text:p>
          </table:table-cell>
          <table:table-cell office:value-type="string">
            <text:p>Major sixth</text:p>
          </table:table-cell>
          <table:table-cell office:value-type="float" office:value="0.210416666666667">
            <text:p>0.21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947.37">
            <text:p>947.37</text:p>
          </table:table-cell>
          <table:table-cell office:value-type="float" office:value="24">
            <text:p>24</text:p>
          </table:table-cell>
          <table:table-cell office:value-type="float" office:value="929.03">
            <text:p>929.03</text:p>
          </table:table-cell>
          <table:table-cell office:value-type="string">
            <text:p>B </text:p>
          </table:table-cell>
          <table:table-cell office:value-type="string">
            <text:p><text:s/>VII</text:p>
          </table:table-cell>
          <table:table-cell office:value-type="string">
            <text:p>Diminished seventh</text:p>
          </table:table-cell>
          <table:table-cell office:value-type="float" office:value="0.504861111111111">
            <text:p>0.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967.74">
            <text:p>967.74</text:p>
          </table:table-cell>
          <table:table-cell office:value-type="string">
            <text:p>A♯</text:p>
            <draw:frame table:end-cell-address="Sheet1.G29" table:end-x="0.0831in" table:end-y="0.0661in" draw:z-index="6" draw:name="http://upload.wikimedia.org/wikipedia/commons/thumb/2/23/Doubleflat.svg/8px-Doubleflat.svg.png" draw:style-name="gr1" draw:text-style-name="P1" svg:width="0.0831in" svg:height="0.1248in" svg:x="0in" svg:y="0.1193in">
              <draw:image xlink:href="http://upload.wikimedia.org/wikipedia/commons/thumb/2/23/Doubleflat.svg/8px-Doubleflat.svg.png" xlink:type="simple" xlink:show="embed" xlink:actuate="onLoad">
                <text:p/>
              </draw:image>
            </draw:frame>
          </table:table-cell>
          <table:table-cell office:value-type="string">
            <text:p>♯VI</text:p>
            <draw:frame table:end-cell-address="Sheet1.H29" table:end-x="0.0831in" table:end-y="0.0661in" draw:z-index="7" draw:name="http://upload.wikimedia.org/wikipedia/commons/thumb/2/23/Doubleflat.svg/8px-Doubleflat.svg.png" draw:style-name="gr1" draw:text-style-name="P1" svg:width="0.0831in" svg:height="0.1248in" svg:x="0in" svg:y="0.1193in">
              <draw:image xlink:href="http://upload.wikimedia.org/wikipedia/commons/thumb/2/23/Doubleflat.svg/8px-Doubleflat.svg.png" xlink:type="simple" xlink:show="embed" xlink:actuate="onLoad">
                <text:p/>
              </draw:image>
            </draw:frame>
          </table:table-cell>
          <table:table-cell office:value-type="string">
            <text:p>Augmented sixth</text:p>
          </table:table-cell>
          <table:table-cell office:value-type="float" office:value="0.294444444444444">
            <text:p>0.29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1010.53">
            <text:p>1010.53</text:p>
          </table:table-cell>
          <table:table-cell office:value-type="float" office:value="26">
            <text:p>26</text:p>
          </table:table-cell>
          <table:table-cell office:value-type="float" office:value="1006.45">
            <text:p>1006.45</text:p>
          </table:table-cell>
          <table:table-cell office:value-type="string">
            <text:p>B♭</text:p>
          </table:table-cell>
          <table:table-cell office:value-type="string">
            <text:p>♭VII</text:p>
          </table:table-cell>
          <table:table-cell office:value-type="string">
            <text:p>Minor seventh</text:p>
          </table:table-cell>
          <table:table-cell office:value-type="string">
            <text:p>9:5, 16:9, 25:14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 office:value-type="float" office:value="1045.16">
            <text:p>1045.1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00">
            <text:p>1100</text:p>
          </table:table-cell>
          <table:table-cell office:value-type="float" office:value="17">
            <text:p>17</text:p>
          </table:table-cell>
          <table:table-cell office:value-type="float" office:value="1073.68">
            <text:p>1073.68</text:p>
          </table:table-cell>
          <table:table-cell office:value-type="float" office:value="28">
            <text:p>28</text:p>
          </table:table-cell>
          <table:table-cell office:value-type="float" office:value="1083.87">
            <text:p>1083.87</text:p>
          </table:table-cell>
          <table:table-cell office:value-type="string">
            <text:p>B</text:p>
          </table:table-cell>
          <table:table-cell office:value-type="string">
            <text:p>VII</text:p>
          </table:table-cell>
          <table:table-cell office:value-type="string">
            <text:p>Major seventh</text:p>
          </table:table-cell>
          <table:table-cell office:value-type="string">
            <text:p>15:8, 28:15</text:p>
          </table:table-cell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office:value-type="float" office:value="1136.84">
            <text:p>1136.84</text:p>
          </table:table-cell>
          <table:table-cell office:value-type="float" office:value="29">
            <text:p>29</text:p>
          </table:table-cell>
          <table:table-cell office:value-type="float" office:value="1122.58">
            <text:p>1122.58</text:p>
          </table:table-cell>
          <table:table-cell office:value-type="string">
            <text:p>C♭</text:p>
          </table:table-cell>
          <table:table-cell office:value-type="string">
            <text:p>♭VIII</text:p>
          </table:table-cell>
          <table:table-cell office:value-type="string">
            <text:p>Diminished octave</text:p>
          </table:table-cell>
          <table:table-cell office:value-type="string">
            <text:p>48:25, 40:21, 27: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float" office:value="19">
            <text:p>19</text:p>
          </table:table-cell>
          <table:table-cell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1161.29">
            <text:p>1161.29</text:p>
          </table:table-cell>
          <table:table-cell office:value-type="string">
            <text:p>B♯</text:p>
          </table:table-cell>
          <table:table-cell office:value-type="string">
            <text:p>♯VII</text:p>
          </table:table-cell>
          <table:table-cell office:value-type="string">
            <text:p>Augmented seventh</text:p>
          </table:table-cell>
          <table:table-cell office:value-type="string">
            <text:p>125:64, 63:32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 office:value-type="float" office:value="1200">
            <text:p>1200</text:p>
          </table:table-cell>
          <table:table-cell office:value-type="string">
            <text:p>C</text:p>
          </table:table-cell>
          <table:table-cell office:value-type="string">
            <text:p>VIII</text:p>
          </table:table-cell>
          <table:table-cell office:value-type="string">
            <text:p>Octave or diapason</text:p>
          </table:table-cell>
          <table:table-cell office:value-type="float" office:value="0.0840277777777778">
            <text:p>0.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2">01/02/2009</text:date>, <text:time>15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Horvath</meta:initial-creator>
    <meta:creation-date>2009-01-02T13:55:47.50</meta:creation-date>
    <dc:title>List of meantone intervals - Wikipedia, the free encyclopedia</dc:title>
    <dc:date>2009-01-02T15:20:00.21</dc:date>
    <dc:creator>Michael Horvath</dc:creator>
    <meta:editing-duration>PT01H24M12S</meta:editing-duration>
    <meta:editing-cycles>5</meta:editing-cycles>
    <meta:generator>OpenOffice.org/3.0$Win32 OpenOffice.org_project/300m9$Build-9358</meta:generator>
    <meta:document-statistic meta:table-count="3" meta:cell-count="247" meta:object-count="8"/>
  </office:meta>
</office:document-meta>
</file>